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49214" calcext:value-type="float">
            <text:p>492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office:value-type="float" office:value="42042" calcext:value-type="float">
            <text:p>42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office:value-type="float" office:value="41790" calcext:value-type="float">
            <text:p>4179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office:value-type="float" office:value="5029" calcext:value-type="float">
            <text:p>5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office:value-type="float" office:value="6547" calcext:value-type="float">
            <text:p>65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730" calcext:value-type="float">
            <text:p>1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827" calcext:value-type="float">
            <text:p>6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97" calcext:value-type="float">
            <text:p>7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91" calcext:value-type="float">
            <text:p>48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823" calcext:value-type="float">
            <text:p>303823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5]+[.C36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[.D11]+[.E11]+[.F11]+[.G11]+[.I11]" office:value-type="float" office:value="4187" calcext:value-type="float">
            <text:p>4187</text:p>
          </table:table-cell>
          <table:table-cell table:formula="of:=415+8+81+3" office:value-type="float" office:value="507" calcext:value-type="float">
            <text:p>507</text:p>
          </table:table-cell>
          <table:table-cell office:value-type="float" office:value="3330" calcext:value-type="float">
            <text:p>333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[.D12]+[.E12]+[.F12]+[.G12]+[.I12]" office:value-type="float" office:value="4170" calcext:value-type="float">
            <text:p>4170</text:p>
          </table:table-cell>
          <table:table-cell table:formula="of:=415+8+80+3" office:value-type="float" office:value="506" calcext:value-type="float">
            <text:p>506</text:p>
          </table:table-cell>
          <table:table-cell office:value-type="float" office:value="3314" calcext:value-type="float">
            <text:p>331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table:formula="of:=[.D14]+[.E14]+[.F14]+[.G14]+[.I14]" office:value-type="float" office:value="629" calcext:value-type="float">
            <text:p>629</text:p>
          </table:table-cell>
          <table:table-cell office:value-type="float" office:value="256" calcext:value-type="float">
            <text:p>25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table:formula="of:=[.D15]+[.E15]+[.F15]+[.G15]+[.I15]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table:formula="of:=[.D16]+[.E16]+[.F16]+[.G16]+[.I16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table:formula="of:=[.D17]+[.E17]+[.F17]+[.G17]+[.I1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table:formula="of:=[.D18]+[.E18]+[.F18]+[.G18]+[.I18]" office:value-type="float" office:value="60" calcext:value-type="float">
            <text:p>60</text:p>
          </table:table-cell>
          <table:table-cell table:formula="of:=2+17+1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table:formula="of:=[.D19]+[.E19]+[.F19]+[.G19]+[.I19]" office:value-type="float" office:value="964" calcext:value-type="float">
            <text:p>964</text:p>
          </table:table-cell>
          <table:table-cell table:formula="of:=2+273+12" office:value-type="float" office:value="287" calcext:value-type="float">
            <text:p>287</text:p>
          </table:table-cell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26]+[.E26]+[.F26]+[.G26]+[.I26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7]+[.E27]+[.F27]+[.G27]+[.I27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8]+[.E28]+[.F28]+[.G28]+[.I28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9]+[.E29]+[.F29]+[.G29]+[.I29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0]+[.E30]+[.F30]+[.G30]+[.I30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1]+[.E31]+[.F31]+[.G31]+[.I31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32]+[.E32]+[.F32]+[.G32]+[.I32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3]+[.E33]+[.F33]+[.G33]+[.I33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4]+[.E34]+[.F34]+[.G34]+[.I34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35]+[.E35]+[.F35]+[.G35]+[.I35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36]+[.E36]+[.F36]+[.G36]+[.I36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6]+[.C35]" office:value-type="float" office:value="333" calcext:value-type="float">
            <text:p>333</text:p>
          </table:table-cell>
          <table:table-cell table:formula="of:=[.D36]+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42]+[.E42]+[.F42]+[.G42]+[.I4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43]+[.E43]+[.F43]+[.G43]+[.I43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44]+[.E44]+[.F44]+[.G44]+[.I44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46]+[.E46]+[.F46]+[.G46]+[.I46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7]+[.E47]+[.F47]+[.G47]+[.I47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8]+[.E48]+[.F48]+[.G48]+[.I48]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9]+[.E49]+[.F49]+[.G49]+[.I49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efin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efinix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543" calcext:value-type="float">
            <text:p>7543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4905" calcext:value-type="float">
            <text:p>4905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31" calcext:value-type="float">
            <text:p>331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01" calcext:value-type="float">
            <text:p>401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321" calcext:value-type="float">
            <text:p>2321</text:p>
          </table:table-cell>
          <table:table-cell office:value-type="float" office:value="565" calcext:value-type="float">
            <text:p>565</text:p>
          </table:table-cell>
          <table:table-cell office:value-type="float" office:value="1308" calcext:value-type="float">
            <text:p>1308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549" calcext:value-type="float">
            <text:p>2549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440" calcext:value-type="float">
            <text:p>144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[.D11]+[.E11]+[.F11]+[.G11]+[.I11]" office:value-type="float" office:value="3985" calcext:value-type="float">
            <text:p>3985</text:p>
          </table:table-cell>
          <table:table-cell office:value-type="float" office:value="538" calcext:value-type="float">
            <text:p>538</text:p>
          </table:table-cell>
          <table:table-cell office:value-type="float" office:value="3058" calcext:value-type="float">
            <text:p>3058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[.D12]+[.E12]+[.F12]+[.G12]+[.I12]" office:value-type="float" office:value="3951" calcext:value-type="float">
            <text:p>3951</text:p>
          </table:table-cell>
          <table:table-cell office:value-type="float" office:value="537" calcext:value-type="float">
            <text:p>537</text:p>
          </table:table-cell>
          <table:table-cell office:value-type="float" office:value="3025" calcext:value-type="float">
            <text:p>3025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table:formula="of:=[.D14]+[.E14]+[.F14]+[.G14]+[.I14]" office:value-type="float" office:value="655" calcext:value-type="float">
            <text:p>655</text:p>
          </table:table-cell>
          <table:table-cell office:value-type="float" office:value="256" calcext:value-type="float">
            <text:p>25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table:formula="of:=[.D15]+[.E15]+[.F15]+[.G15]+[.I15]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table:formula="of:=[.D16]+[.E16]+[.F16]+[.G16]+[.I16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table:formula="of:=[.D17]+[.E17]+[.F17]+[.G17]+[.I1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table:formula="of:=[.D18]+[.E18]+[.F18]+[.G18]+[.I18]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table:formula="of:=[.D19]+[.E19]+[.F19]+[.G19]+[.I19]" office:value-type="float" office:value="895" calcext:value-type="float">
            <text:p>895</text:p>
          </table:table-cell>
          <table:table-cell office:value-type="float" office:value="287" calcext:value-type="float">
            <text:p>287</text:p>
          </table:table-cell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26]+[.E26]+[.F26]+[.G26]+[.I26]" office:value-type="float" office:value="329" calcext:value-type="float">
            <text:p>329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7]+[.E27]+[.F27]+[.G27]+[.I27]" office:value-type="float" office:value="1272" calcext:value-type="float">
            <text:p>1272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884" calcext:value-type="float">
            <text:p>88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8]+[.E28]+[.F28]+[.G28]+[.I28]" office:value-type="float" office:value="1558" calcext:value-type="float">
            <text:p>1558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203" calcext:value-type="float">
            <text:p>12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9]+[.E29]+[.F29]+[.G29]+[.I29]" office:value-type="float" office:value="834" calcext:value-type="float">
            <text:p>834</text:p>
          </table:table-cell>
          <table:table-cell office:value-type="float" office:value="33" calcext:value-type="float">
            <text:p>33</text:p>
          </table:table-cell>
          <table:table-cell office:value-type="float" office:value="671" calcext:value-type="float">
            <text:p>67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0]+[.E30]+[.F30]+[.G30]+[.I30]" office:value-type="float" office:value="527" calcext:value-type="float">
            <text:p>527</text:p>
          </table:table-cell>
          <table:table-cell office:value-type="float" office:value="31" calcext:value-type="float">
            <text:p>31</text:p>
          </table:table-cell>
          <table:table-cell office:value-type="float" office:value="388" calcext:value-type="float">
            <text:p>3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1]+[.E31]+[.F31]+[.G31]+[.I31]" office:value-type="float" office:value="452" calcext:value-type="float">
            <text:p>452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32]+[.E32]+[.F32]+[.G32]+[.I32]" office:value-type="float" office:value="77" calcext:value-type="float">
            <text:p>77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8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3]+[.E33]+[.F33]+[.G33]+[.I33]" office:value-type="float" office:value="873" calcext:value-type="float">
            <text:p>873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674" calcext:value-type="float">
            <text:p>67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4]+[.E34]+[.F34]+[.G34]+[.I34]" office:value-type="float" office:value="35440" calcext:value-type="float">
            <text:p>35440</text:p>
          </table:table-cell>
          <table:table-cell office:value-type="float" office:value="8511" calcext:value-type="float">
            <text:p>8511</text:p>
          </table:table-cell>
          <table:table-cell office:value-type="float" office:value="23348" calcext:value-type="float">
            <text:p>23348</text:p>
          </table:table-cell>
          <table:table-cell office:value-type="float" office:value="3562" calcext:value-type="float">
            <text:p>3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35]+[.E35]+[.F35]+[.G35]+[.I35]" office:value-type="float" office:value="155" calcext:value-type="float">
            <text:p>155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36]+[.E36]+[.F36]+[.G36]+[.I36]" office:value-type="float" office:value="174" calcext:value-type="float">
            <text:p>174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6]+[.C35]" office:value-type="float" office:value="329" calcext:value-type="float">
            <text:p>329</text:p>
          </table:table-cell>
          <table:table-cell table:formula="of:=[.D36]+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RAM_5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42]+[.E42]+[.F42]+[.G42]+[.I42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43]+[.E43]+[.F43]+[.G43]+[.I43]"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44]+[.E44]+[.F44]+[.G44]+[.I44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[.D46]+[.E46]+[.F46]+[.G46]+[.I46]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[.D47]+[.E47]+[.F47]+[.G47]+[.I47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[.D48]+[.E48]+[.F48]+[.G48]+[.I48]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[.D49]+[.E49]+[.F49]+[.G49]+[.I49]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I11])" office:value-type="float" office:value="12196" calcext:value-type="float">
            <text:p>12196</text:p>
          </table:table-cell>
          <table:table-cell table:formula="of:=64+81+446+3+8" office:value-type="float" office:value="602" calcext:value-type="float">
            <text:p>602</text:p>
          </table:table-cell>
          <table:table-cell table:formula="of:=1+179+162+1" office:value-type="float" office:value="343" calcext:value-type="float">
            <text:p>343</text:p>
          </table:table-cell>
          <table:table-cell office:value-type="float" office:value="366" calcext:value-type="float">
            <text:p>366</text:p>
          </table:table-cell>
          <table:table-cell table:formula="of:=3998+558+1159+1330" office:value-type="float" office:value="7045" calcext:value-type="float">
            <text:p>7045</text:p>
          </table:table-cell>
          <table:table-cell table:formula="of:=2383+917+384+124" office:value-type="float" office:value="3808" calcext:value-type="float">
            <text:p>38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I12])" office:value-type="float" office:value="11220" calcext:value-type="float">
            <text:p>11220</text:p>
          </table:table-cell>
          <table:table-cell table:formula="of:=64+80+446+3+8" office:value-type="float" office:value="601" calcext:value-type="float">
            <text:p>601</text:p>
          </table:table-cell>
          <table:table-cell table:formula="of:=1+213+248+1" office:value-type="float" office:value="463" calcext:value-type="float">
            <text:p>463</text:p>
          </table:table-cell>
          <table:table-cell office:value-type="float" office:value="336" calcext:value-type="float">
            <text:p>336</text:p>
          </table:table-cell>
          <table:table-cell table:formula="of:=3607+475+1210+1191" office:value-type="float" office:value="6483" calcext:value-type="float">
            <text:p>6483</text:p>
          </table:table-cell>
          <table:table-cell table:formula="of:=2060+788+336+121" office:value-type="float" office:value="3305" calcext:value-type="float">
            <text:p>33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table:formula="of:=SUM([.D14:.I14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30+32"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table:formula="of:=SUM([.D15:.I15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1+36+18+1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formula="of:=77+47+16+5" office:value-type="float" office:value="145" calcext:value-type="float">
            <text:p>145</text:p>
          </table:table-cell>
          <table:table-cell table:formula="of:=63+31+15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table:formula="of:=SUM([.D16:.I16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1+58+3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16+24+1+12" office:value-type="float" office:value="53" calcext:value-type="float">
            <text:p>53</text:p>
          </table:table-cell>
          <table:table-cell table:formula="of:=12+6+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table:formula="of:=SUM([.D17:.I17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1+35+3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29+1+31+1" office:value-type="float" office:value="62" calcext:value-type="float">
            <text:p>62</text:p>
          </table:table-cell>
          <table:table-cell table:formula="of:=23+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table:formula="of:=SUM([.D18:.I18])" office:value-type="float" office:value="219" calcext:value-type="float">
            <text:p>219</text:p>
          </table:table-cell>
          <table:table-cell table:formula="of:=2+17+12" office:value-type="float" office:value="31" calcext:value-type="float">
            <text:p>31</text:p>
          </table:table-cell>
          <table:table-cell table:formula="of:=1+21+4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48+9+10+13" office:value-type="float" office:value="80" calcext:value-type="float">
            <text:p>80</text:p>
          </table:table-cell>
          <table:table-cell table:formula="of:=27+13+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table:formula="of:=SUM([.D19:.I19])" office:value-type="float" office:value="1087" calcext:value-type="float">
            <text:p>1087</text:p>
          </table:table-cell>
          <table:table-cell table:formula="of:=2+17+12" office:value-type="float" office:value="31" calcext:value-type="float">
            <text:p>31</text:p>
          </table:table-cell>
          <table:table-cell table:formula="of:=1+18+33+1"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formula="of:=307+88+110+77" office:value-type="float" office:value="582" calcext:value-type="float">
            <text:p>582</text:p>
          </table:table-cell>
          <table:table-cell table:formula="of:=229+103+50+14"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26:.I26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7:.I27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8:.I28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9:.I29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0:.I30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1:.I31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32:.I32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3:.I33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4:.I34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35:.I35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36:.I36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6]+[.C35]" office:value-type="float" office:value="574" calcext:value-type="float">
            <text:p>574</text:p>
          </table:table-cell>
          <table:table-cell table:formula="of:=[.D36]+[.D35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42:.I42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3:.I43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4:.I44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46:.I46])"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5+13+6+3" office:value-type="float" office:value="57" calcext:value-type="float">
            <text:p>57</text:p>
          </table:table-cell>
          <table:table-cell table:formula="of:=27+13+6+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7:.I47])" office:value-type="float" office:value="45" calcext:value-type="float">
            <text:p>45</text:p>
          </table:table-cell>
          <table:table-cell/>
          <table:table-cell table:formula="of:=1+8+17" office:value-type="float" office:value="26" calcext:value-type="float">
            <text:p>26</text:p>
          </table:table-cell>
          <table:table-cell/>
          <table:table-cell table:formula="of:=5+3+1+5" office:value-type="float" office:value="14" calcext:value-type="float">
            <text:p>14</text:p>
          </table:table-cell>
          <table:table-cell table:formula="of:=4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8:.I48])" office:value-type="float" office:value="100" calcext:value-type="float">
            <text:p>100</text:p>
          </table:table-cell>
          <table:table-cell/>
          <table:table-cell table:formula="of:=1+17+5" office:value-type="float" office:value="23" calcext:value-type="float">
            <text:p>23</text:p>
          </table:table-cell>
          <table:table-cell/>
          <table:table-cell table:formula="of:=31+9+1" office:value-type="float" office:value="41" calcext:value-type="float">
            <text:p>41</text:p>
          </table:table-cell>
          <table:table-cell table:formula="of:=20+10+5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9:.I49])" office:value-type="float" office:value="314" calcext:value-type="float">
            <text:p>314</text:p>
          </table:table-cell>
          <table:table-cell/>
          <table:table-cell table:formula="of:=1+38+23" office:value-type="float" office:value="62" calcext:value-type="float">
            <text:p>62</text:p>
          </table:table-cell>
          <table:table-cell/>
          <table:table-cell table:formula="of:=102+11+11+13" office:value-type="float" office:value="137" calcext:value-type="float">
            <text:p>137</text:p>
          </table:table-cell>
          <table:table-cell table:formula="of:=66+31+14+4" office:value-type="float" office:value="115" calcext:value-type="float">
            <text:p>115</text:p>
          </table:table-cell>
          <table:table-cell/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J11])" office:value-type="float" office:value="3705" calcext:value-type="float">
            <text:p>3705</text:p>
          </table:table-cell>
          <table:table-cell office:value-type="float" office:value="540" calcext:value-type="float">
            <text:p>540</text:p>
          </table:table-cell>
          <table:table-cell table:formula="of:=2+179+32+162" office:value-type="float" office:value="375" calcext:value-type="float">
            <text:p>375</text:p>
          </table:table-cell>
          <table:table-cell office:value-type="float" office:value="413" calcext:value-type="float">
            <text:p>413</text:p>
          </table:table-cell>
          <table:table-cell table:formula="of:=296+716+407+604+352" office:value-type="float" office:value="2375" calcext:value-type="float">
            <text:p>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J12])" office:value-type="float" office:value="3948" calcext:value-type="float">
            <text:p>3948</text:p>
          </table:table-cell>
          <table:table-cell office:value-type="float" office:value="539" calcext:value-type="float">
            <text:p>539</text:p>
          </table:table-cell>
          <table:table-cell table:formula="of:=2+213+32+248" office:value-type="float" office:value="495" calcext:value-type="float">
            <text:p>495</text:p>
          </table:table-cell>
          <table:table-cell office:value-type="float" office:value="413" calcext:value-type="float">
            <text:p>413</text:p>
          </table:table-cell>
          <table:table-cell table:formula="of:=300+738+331+705+425" office:value-type="float" office:value="2499" calcext:value-type="float">
            <text:p>2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table:formula="of:=SUM([.D14:.J14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1+30+32"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table:formula="of:=SUM([.D15:.J1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36+18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formula="of:=21+4+9+11+10"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table:formula="of:=SUM([.D16:.J16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58+3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16+2+12+2+2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table:formula="of:=SUM([.D17:.J17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35+3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16+9+7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table:formula="of:=SUM([.D18:.J18])"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table:formula="of:=1+21+2+4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9+5+7+2+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table:formula="of:=SUM([.D19:.J19])" office:value-type="float" office:value="296" calcext:value-type="float">
            <text:p>296</text:p>
          </table:table-cell>
          <table:table-cell office:value-type="float" office:value="31" calcext:value-type="float">
            <text:p>31</text:p>
          </table:table-cell>
          <table:table-cell table:formula="of:=1+1+3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57+27+12+56+28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26:.J26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7:.J27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8:.J28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9:.J29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0:.J30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1:.J31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32:.J32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3:.J33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4:.J34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35:.J35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36:.J36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6]+[.C35]" office:value-type="float" office:value="306" calcext:value-type="float">
            <text:p>306</text:p>
          </table:table-cell>
          <table:table-cell table:formula="of:=[.D36]+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42:.J42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3:.J43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4:.J44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46:.J46])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3+2+3+4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7:.J47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8:.J48])" office:value-type="float" office:value="31" calcext:value-type="float">
            <text:p>31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2+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9:.J49])" office:value-type="float" office:value="90" calcext:value-type="float">
            <text:p>90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2+3+9+7+8" office:value-type="float" office:value="29" calcext:value-type="float">
            <text:p>29</text:p>
          </table:table-cell>
          <table:table-cell table:number-columns-repeated="4"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1 port</text:p>
          </table:table-cell>
          <table:table-cell table:formula="of:=SUM([.D11:.J11])" office:value-type="float" office:value="5006" calcext:value-type="float">
            <text:p>5006</text:p>
          </table:table-cell>
          <table:table-cell table:formula="of:=535+13+64" office:value-type="float" office:value="612" calcext:value-type="float">
            <text:p>612</text:p>
          </table:table-cell>
          <table:table-cell table:formula="of:=2+179+658+162" office:value-type="float" office:value="1001" calcext:value-type="float">
            <text:p>1001</text:p>
          </table:table-cell>
          <table:table-cell office:value-type="float" office:value="93" calcext:value-type="float">
            <text:p>93</text:p>
          </table:table-cell>
          <table:table-cell table:formula="of:=125+568+665+271+442+728" office:value-type="float" office:value="2799" calcext:value-type="float">
            <text:p>2799</text:p>
          </table:table-cell>
          <table:table-cell table:formula="of:=392+93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Hazard3</text:p>
          </table:table-cell>
          <table:table-cell office:value-type="string" calcext:value-type="string">
            <text:p>2 ports</text:p>
          </table:table-cell>
          <table:table-cell table:formula="of:=SUM([.D12:.J12])" office:value-type="float" office:value="5431" calcext:value-type="float">
            <text:p>5431</text:p>
          </table:table-cell>
          <table:table-cell table:formula="of:=534+13+64" office:value-type="float" office:value="611" calcext:value-type="float">
            <text:p>611</text:p>
          </table:table-cell>
          <table:table-cell table:formula="of:=2+213+655+248" office:value-type="float" office:value="1118" calcext:value-type="float">
            <text:p>1118</text:p>
          </table:table-cell>
          <table:table-cell office:value-type="float" office:value="93" calcext:value-type="float">
            <text:p>93</text:p>
          </table:table-cell>
          <table:table-cell table:formula="of:=164+580+782+248+505+688" office:value-type="float" office:value="2967" calcext:value-type="float">
            <text:p>2967</text:p>
          </table:table-cell>
          <table:table-cell table:formula="of:=488+138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v16 reg</text:p>
          </table:table-cell>
          <table:table-cell/>
          <table:table-cell table:formula="of:=SUM([.D14:.J14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1+30+32"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drv16 alu</text:p>
          </table:table-cell>
          <table:table-cell/>
          <table:table-cell table:formula="of:=SUM([.D15:.J15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36+18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11+20+11+8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adapt</text:p>
          </table:table-cell>
          <table:table-cell/>
          <table:table-cell table:formula="of:=SUM([.D16:.J16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58+3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17+3+13+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bytes</text:p>
          </table:table-cell>
          <table:table-cell/>
          <table:table-cell table:formula="of:=SUM([.D17:.J17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35+3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16+9+7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 control</text:p>
          </table:table-cell>
          <table:table-cell/>
          <table:table-cell table:formula="of:=SUM([.D18:.J18])"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table:formula="of:=1+21+13+4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6+2+6+2+7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v16</text:p>
          </table:table-cell>
          <table:table-cell/>
          <table:table-cell table:formula="of:=SUM([.D19:.J19])" office:value-type="float" office:value="356" calcext:value-type="float">
            <text:p>356</text:p>
          </table:table-cell>
          <table:table-cell office:value-type="float" office:value="31" calcext:value-type="float">
            <text:p>31</text:p>
          </table:table-cell>
          <table:table-cell table:formula="of:=1+18+12+33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9+46+30+44+21+49" office:value-type="float" office:value="199" calcext:value-type="float">
            <text:p>199</text:p>
          </table:table-cell>
          <table:table-cell table:formula="of:=42+7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26:.J26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7:.J27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8:.J28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9:.J29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0:.J30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1:.J31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32:.J32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3:.J33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4:.J34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35:.J35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36:.J36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36]+[.C35]" office:value-type="float" office:value="308" calcext:value-type="float">
            <text:p>308</text:p>
          </table:table-cell>
          <table:table-cell table:formula="of:=[.D35]+[.D36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42:.J42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3:.J43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4:.J44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SUM([.D46:.J46]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1+11+1" office:value-type="float" office:value="13" calcext:value-type="float">
            <text:p>13</text:p>
          </table:table-cell>
          <table:table-cell/>
          <table:table-cell table:formula="of:=2+4+4" office:value-type="float" office:value="10" calcext:value-type="float">
            <text:p>10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ode</text:p>
          </table:table-cell>
          <table:table-cell/>
          <table:table-cell table:formula="of:=SUM([.D47:.J47])" office:value-type="float" office:value="34" calcext:value-type="float">
            <text:p>34</text:p>
          </table:table-cell>
          <table:table-cell/>
          <table:table-cell table:formula="of:=8+17" office:value-type="float" office:value="25" calcext:value-type="float">
            <text:p>25</text:p>
          </table:table-cell>
          <table:table-cell/>
          <table:table-cell table:formula="of:=3+1+2+2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ux</text:p>
          </table:table-cell>
          <table:table-cell/>
          <table:table-cell table:formula="of:=SUM([.D48:.J48])" office:value-type="float" office:value="39" calcext:value-type="float">
            <text:p>39</text:p>
          </table:table-cell>
          <table:table-cell/>
          <table:table-cell table:formula="of:=17+5" office:value-type="float" office:value="22" calcext:value-type="float">
            <text:p>22</text:p>
          </table:table-cell>
          <table:table-cell/>
          <table:table-cell table:formula="of:=1+1+1+5+3" office:value-type="float" office:value="11" calcext:value-type="float">
            <text:p>11</text:p>
          </table:table-cell>
          <table:table-cell table:formula="of:=5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m2control</text:p>
          </table:table-cell>
          <table:table-cell/>
          <table:table-cell table:formula="of:=SUM([.D49:.J49])" office:value-type="float" office:value="107" calcext:value-type="float">
            <text:p>107</text:p>
          </table:table-cell>
          <table:table-cell/>
          <table:table-cell table:formula="of:=38+23" office:value-type="float" office:value="61" calcext:value-type="float">
            <text:p>61</text:p>
          </table:table-cell>
          <table:table-cell/>
          <table:table-cell table:formula="of:=10+10+8" office:value-type="float" office:value="28" calcext:value-type="float">
            <text:p>28</text:p>
          </table:table-cell>
          <table:table-cell table:formula="of:=14+4" office:value-type="float" office:value="18" calcext:value-type="float">
            <text:p>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23:33:25.917963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4-08-26T23:58:23.586503756</dc:date>
    <meta:editing-duration>PT17H2M54S</meta:editing-duration>
    <meta:editing-cycles>122</meta:editing-cycles>
    <meta:generator>LibreOffice/6.0.7.3$Linux_X86_64 LibreOffice_project/00m0$Build-3</meta:generator>
    <meta:document-statistic meta:table-count="6" meta:cell-count="1394" meta:object-count="0"/>
  </office:meta>
</office:document-meta>
</file>